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H SarabunPSK" svg:font-family="'TH SarabunPSK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-complex="TH SarabunPSK"/>
    </style:style>
    <style:style style:name="P2" style:family="paragraph" style:parent-style-name="Standard">
      <style:text-properties fo:font-weight="bold" style:font-weight-asian="bold" style:font-name-complex="TH SarabunPSK" style:font-weight-complex="bold"/>
    </style:style>
    <style:style style:name="P3" style:family="paragraph" style:parent-style-name="Standard">
      <style:paragraph-properties style:writing-mode="lr-tb"/>
      <style:text-properties fo:font-weight="bold" style:font-weight-asian="bold" style:font-name-complex="TH SarabunPSK" style:font-weight-complex="bold"/>
    </style:style>
    <style:style style:name="P4" style:family="paragraph" style:parent-style-name="Standard" style:list-style-name="L1">
      <style:paragraph-properties style:writing-mode="lr-tb"/>
      <style:text-properties fo:font-weight="bold" style:font-weight-asian="bold" style:font-name-complex="TH SarabunPSK" style:font-weight-complex="bold"/>
    </style:style>
    <style:style style:name="P5" style:family="paragraph" style:parent-style-name="Standard">
      <style:paragraph-properties style:writing-mode="lr-tb"/>
      <style:text-properties style:font-name-complex="TH SarabunPSK"/>
    </style:style>
    <style:style style:name="T1" style:family="text">
      <style:text-properties style:font-name="TH SarabunPSK" fo:font-size="16pt" style:font-size-asian="16pt" style:font-size-complex="16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กิจกรรมที่ <text:span text:style-name="T1">1</text:span></text:p>
      <text:p text:style-name="P5">ต้องการให้นักศึกษา คำนวณหาค่าผลรวมของเลขจำนวนเต็มคี่ ที่มีค่าอยู่ระหว่าง 1 ถึง 100 คำนวณหาค่าของเลขจำนวนเต็มคู่ ที่มีค่าอยู่ระหว่าง 1 ถึง 100 และคำนวณหาค่าผลต่างระหว่างผลรวมของเลขจำนวนเต็มคู่ และผลรวมของเลขจำนวนเต็มคี่ข้างต้น</text:p>
      <text:p text:style-name="P1"/>
      <text:p text:style-name="P3">วิเคราะห์ปัญหา <text:span text:style-name="T2">ได้ดังนี้ </text:span></text:p>
      <text:p text:style-name="P3"><text:span text:style-name="T2">ข้อมูลที่กำหนดมาคือ ผลรวมของเลขจำนวนเต็มคู่ และผลรวมของเลขจำนวนเต็มคี่ <text:s/>ที่มีค่าอยู่ระหว่าง 1 ถึง 100</text:span></text:p>
      <text:p text:style-name="P3"><text:span text:style-name="T2">ผลลัพท์ที่ต้องการคือ ผลต่างระหว่างผลรวมของเลขจำนวนเต็มคู่ และผลรวมของเลขจำนวนเต็มคี่ข้างต้น</text:span></text:p>
      <text:p text:style-name="P3"><text:span text:style-name="T2"/></text:p>
      <text:p text:style-name="P3">วิธีการขั้นตอน <text:span text:style-name="T2">เป็นดังนี้</text:span></text:p>
      <text:list xml:id="list43628450" text:style-name="L1">
        <text:list-item>
          <text:p text:style-name="P4"><text:span text:style-name="T2">คำนวณหาค่าผลรวมของเลขจำนวนเต็มคี่ ที่มีค่าอยู่ระหว่าง 1 ถึง 100</text:span></text:p>
        </text:list-item>
        <text:list-item>
          <text:p text:style-name="P4"><text:span text:style-name="T2">คำนวณหาค่าของเลขจำนวนเต็มคู่ ที่มีค่าอยู่ระหว่าง 1 ถึง 100</text:span></text:p>
        </text:list-item>
        <text:list-item>
          <text:p text:style-name="P4"><text:span text:style-name="T2">นำจำนวนทั้งสองมาลบกัน</text:span></text:p>
        </text:list-item>
        <text:list-item>
          <text:p text:style-name="P4"><text:span text:style-name="T2">แสดงผลลัพท์ที่ได้จากการคำนวณ</text:span></text:p>
        </text:list-item>
      </text:list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H SarabunPSK" svg:font-family="'TH SarabunPSK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DejaVu Sans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DejaVu Sans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4T23:40:37.88</meta:creation-date>
    <meta:document-statistic meta:table-count="0" meta:image-count="0" meta:object-count="0" meta:page-count="1" meta:paragraph-count="11" meta:word-count="486" meta:character-count="658"/>
    <dc:date>2012-07-04T23:51:55.76</dc:date>
    <meta:editing-duration>PT11M39S</meta:editing-duration>
    <meta:editing-cycles>1</meta:editing-cycles>
    <meta:generator>LibreOffice/3.3$Win32 OpenOffice.org_project/330m9$Build-1</meta:generator>
  </office:meta>
</office:document-meta>
</file>